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671c1" officeooo:paragraph-rsid="001671c1"/>
    </style:style>
    <style:style style:name="P2" style:family="paragraph" style:parent-style-name="Heading_20_1">
      <style:text-properties officeooo:rsid="0017c0a5" officeooo:paragraph-rsid="0017c0a5"/>
    </style:style>
    <style:style style:name="P3" style:family="paragraph" style:parent-style-name="Preformatted_20_Text">
      <style:text-properties officeooo:rsid="00120d35" officeooo:paragraph-rsid="00120d35"/>
    </style:style>
    <style:style style:name="P4" style:family="paragraph" style:parent-style-name="Preformatted_20_Text">
      <style:text-properties officeooo:rsid="0012f7d7" officeooo:paragraph-rsid="0012f7d7"/>
    </style:style>
    <style:style style:name="P5" style:family="paragraph" style:parent-style-name="Preformatted_20_Text">
      <style:text-properties officeooo:rsid="0013ce2a" officeooo:paragraph-rsid="0013ce2a"/>
    </style:style>
    <style:style style:name="P6" style:family="paragraph" style:parent-style-name="Preformatted_20_Text">
      <style:text-properties officeooo:rsid="00143d01" officeooo:paragraph-rsid="00143d01"/>
    </style:style>
    <style:style style:name="P7" style:family="paragraph" style:parent-style-name="Preformatted_20_Text">
      <style:text-properties officeooo:rsid="0014c6c4" officeooo:paragraph-rsid="0014c6c4"/>
    </style:style>
    <style:style style:name="P8" style:family="paragraph" style:parent-style-name="Text_20_body">
      <style:text-properties officeooo:rsid="001671c1" officeooo:paragraph-rsid="001671c1"/>
    </style:style>
    <style:style style:name="P9" style:family="paragraph" style:parent-style-name="Text_20_body">
      <style:text-properties officeooo:rsid="0016eaa3" officeooo:paragraph-rsid="0016eaa3"/>
    </style:style>
    <style:style style:name="P10" style:family="paragraph" style:parent-style-name="Text_20_body">
      <style:text-properties officeooo:rsid="0017c0a5" officeooo:paragraph-rsid="0017c0a5"/>
    </style:style>
    <style:style style:name="P11" style:family="paragraph" style:parent-style-name="Text_20_body">
      <style:text-properties officeooo:rsid="0018a05f" officeooo:paragraph-rsid="0018a05f"/>
    </style:style>
    <style:style style:name="P12" style:family="paragraph" style:parent-style-name="Text_20_body">
      <style:text-properties officeooo:rsid="001a4567" officeooo:paragraph-rsid="001a4567"/>
    </style:style>
    <style:style style:name="T1" style:family="text">
      <style:text-properties style:text-position="super 58%"/>
    </style:style>
    <style:style style:name="T2" style:family="text">
      <style:text-properties officeooo:rsid="0016ea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 trasformata è una operazione matematica che ci permette di passare da uno spazio di funzioni ad un altro.</text:p>
      <text:p text:style-name="P3">In pratica sta dicendo che è una specie di cambio di base negli spazi vettoriali, come ci ricordiamo l'anno scorso dalla trasformata del coseno, che utilizzava una base diversa.</text:p>
      <text:p text:style-name="P3">Per cambiare la base</text:p>
      <text:p text:style-name="P4">Un segnale si può rappresentare come combinazione lineare di vettori(matrici e tensori) appartenente alla base.</text:p>
      <text:p text:style-name="P4">Usare la trasformata potrebbe facilitare certe operazioni (esempio convoluzioni ed altri), per qualsiasi spazio di funzioni si può creare una trasformata, alcune non avrebbero senso.</text:p>
      <text:p text:style-name="P4"/>
      <text:p text:style-name="P4">Trasformata di Haar utilizza lo spazio di funzioni di Harr.</text:p>
      <text:p text:style-name="P4">funzioni di Haar sulle slide</text:p>
      <text:p text:style-name="P4"/>
      <text:p text:style-name="P5">caso discreto come salti di 1/N dove N sono i campioni presi, per vettori MxN iterazioni per ogni elemento(M elementi) si campiona, boh, in realtà sta dicendo di avere M funzioni di Harr</text:p>
      <text:p text:style-name="P5"/>
      <text:p text:style-name="P5">Per passare a due dimensioni ogni elemento della base deve essere NxN(caso precedente solo N)</text:p>
      <text:p text:style-name="P5"/>
      <text:p text:style-name="P6">in pratica una trasformazione è un cambiamento di base quindi forma classica(monodim H * S, multidim H * S * H<text:span text:style-name="T1">-1</text:span>)</text:p>
      <text:p text:style-name="P6"/>
      <text:p text:style-name="P7">AAAAAAAH ecco perché si fa con la trasposta, perché ortogonalità garantisce che la applicazione inversa sia la trasposta</text:p>
      <text:p text:style-name="P7"/>
      <text:p text:style-name="P7">La trasformata di Haar nel caso di immagini costruisce i dettagli a diversi fattori di scala(andando a toccare i coefficenti si alterano i dettagli dell'immagine originaria)</text:p>
      <text:p text:style-name="P7"/>
      <text:h text:style-name="P1" text:outline-level="1">walsh</text:h>
      <text:p text:style-name="P8">le funzioni di walsh possono avere solo valori -1,1) le funzioni si possono definire in diverse maniere, <text:span text:style-name="T2">q e j facili da calcolare</text:span></text:p>
      <text:p text:style-name="P9">Tramite funzioni di Rademacher</text:p>
      <text:p text:style-name="P10">Matrici di Hadamard definite ricorsivamente, è sempre la trasformata di walsh ma più quick?</text:p>
      <text:p text:style-name="P10">Le matrici non sono uguali comunque, il risultato finale in termini di significato è lo stesso</text:p>
      <text:p text:style-name="P10"/>
      <text:h text:style-name="P2" text:outline-level="1">fourier</text:h>
      <text:p text:style-name="P10">classicona</text:p>
      <text:p text:style-name="P11">matrice di trasformazione non è ortogonale ma unitaria, aka trasposta coniugata (elementi complessi cambiati di segno)</text:p>
      <text:p text:style-name="P11"/>
      <text:p text:style-name="P12">Forma simmetrica e asimmetrica classic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1T23:54:00.048773190</dc:date>
    <meta:editing-duration>PT10H19M58S</meta:editing-duration>
    <meta:editing-cycles>1</meta:editing-cycles>
    <meta:document-statistic meta:table-count="0" meta:image-count="0" meta:object-count="0" meta:page-count="1" meta:paragraph-count="21" meta:word-count="301" meta:character-count="1894" meta:non-whitespace-character-count="1614"/>
    <meta:generator>LibreOffice/6.4.6.2$Linux_X86_64 LibreOffice_project/40$Build-2</meta:generator>
  </office:meta>
</office:document-meta>
</file>